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6.13mm" fo:break-before="auto" style:use-optimal-row-height="false"/>
    </style:style>
    <style:style style:name="ro3" style:family="table-row">
      <style:table-row-properties style:row-height="119.57mm" fo:break-before="auto" style:use-optimal-row-height="true"/>
    </style:style>
    <style:style style:name="ro4" style:family="table-row">
      <style:table-row-properties style:row-height="34.38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.59mm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gr2" style:family="graphic">
      <style:graphic-properties svg:stroke-width="1.59mm" svg:stroke-color="#ff6600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IPA Pゴシック" style:font-name-complex="TakaoPGothic"/>
    </style:style>
  </office:automatic-styles>
  <office:body>
    <office:spreadsheet>
      <table:calculation-settings table:automatic-find-labels="false"/>
      <table:table table:name="JSON形式仕様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JSON仕様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★ client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行動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行動の内容。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id</text:p>
          </table:table-cell>
        </table:table-row>
        <table:table-row table:style-name="ro1">
          <table:table-cell office:value-type="string" calcext:value-type="string">
            <text:p><text:s text:c="2"/>to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y座標</text:p>
          </table:table-cell>
        </table:table-row>
        <table:table-row table:style-name="ro1">
          <table:table-cell office:value-type="string" calcext:value-type="string">
            <text:p><text:s text:c="2"/>atk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y座標</text:p>
          </table:table-cell>
        </table:table-row>
        <table:table-row table:style-name="ro2">
          <table:table-cell table:style-name="ce3" office:value-type="string" calcext:value-type="string">
            <text:p>{</text:p>
            <text:p>    "turn_team": "A",</text:p>
            <text:p>    "contents": [</text:p>
            <text:p>        {</text:p>
            <text:p>            "unit_id": "A00",</text:p>
            <text:p>            "to": {</text:p>
            <text:p>                "x": 14,</text:p>
            <text:p>                "y": 0</text:p>
            <text:p>            },</text:p>
            <text:p><text:span text:style-name="T1">            "atk": {</text:span></text:p>
            <text:p><text:span text:style-name="T1">                "x": 14,</text:span></text:p>
            <text:p><text:span text:style-name="T1">                "y": 0</text:span></text:p>
            <text:p><text:span text:style-name="T1">            },</text:span></text:p>
            <text:p>        }</text:p>
            <text:p>    ]</text:p>
            <text:p>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名前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team_name": "foo"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★ server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盤面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幅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高さ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次のターンのチーム（次に行動内容を送信すべきチーム）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参加チーム名</text:p>
          </table:table-cell>
        </table:table-row>
        <table:table-row table:style-name="ro1">
          <table:table-cell office:value-type="string" calcext:value-type="string">
            <text:p><text:s text:c="2"/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finished</text:p>
          </table:table-cell>
          <table:table-cell office:value-type="string" calcext:value-type="string">
            <text:p>真偽値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ターンの回数（例えば、双方が初回の行動を終えた場合は2と数える）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にあるユニット情報</text:p>
          </table:table-cell>
        </table:table-row>
        <table:table-row table:style-name="ro1">
          <table:table-cell office:value-type="string" calcext:value-type="string">
            <text:p><text:s text:c="2"/>typ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コマの種類(“heizu”しか使わない)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で使用するユニットでユニークな番号</text:p>
          </table:table-cell>
        </table:table-row>
        <table:table-row table:style-name="ro1">
          <table:table-cell office:value-type="string" calcext:value-type="string">
            <text:p><text:s text:c="2"/>locate</text:p>
          </table:table-cell>
          <table:table-cell office:value-type="string" calcext:value-type="string">
            <text:p>オブジェクト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x座標</text:p>
          </table:table-cell>
        </table:table-row>
        <table:table-row table:style-name="ro1">
          <table:table-cell table:style-name="ce5"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y座標</text:p>
          </table:table-cell>
        </table:table-row>
        <table:table-row table:style-name="ro1">
          <table:table-cell office:value-type="string" calcext:value-type="string">
            <text:p><text:s text:c="2"/>hp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残りのHP</text:p>
          </table:table-cell>
        </table:table-row>
        <table:table-row table:style-name="ro1">
          <table:table-cell office:value-type="string" calcext:value-type="string">
            <text:p><text:s text:c="2"/>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が属するチーム名</text:p>
          </table:table-cell>
        </table:table-row>
        <table:table-row table:style-name="ro3">
          <table:table-cell table:style-name="ce4" office:value-type="string" calcext:value-type="string">
            <text:p>{</text:p>
            <text:p>    "width": 20,</text:p>
            <text:p>    "height": 20,</text:p>
            <text:p>    "turn_team": "A",</text:p>
            <text:p>    "count": 2,</text:p>
            <text:p>    "finished": false,</text:p>
            <text:p>    "players": ["foo", "goo"],</text:p>
            <text:p>    "units": [</text:p>
            <text:p>        {</text:p>
            <text:p>            "type": "heizu",</text:p>
            <text:p>            "unit_id": "fo00",</text:p>
            <text:p>            "locate": {</text:p>
            <text:p>                "x": 13,</text:p>
            <text:p>                "y": 1</text:p>
            <text:p>            },</text:p>
            <text:p>            "hp": 2,</text:p>
            <text:p>            "team": "foo"</text:p>
            <text:p>        },</text:p>
            <text:p>        {</text:p>
            <text:p>            "type": "heizu",</text:p>
            <text:p>            "unit_id": "fo01",</text:p>
            <text:p>            "locate": {</text:p>
            <text:p>                "x": 13,</text:p>
            <text:p>                "y": 0</text:p>
            <text:p>            },</text:p>
            <text:p>            "hp": 2,</text:p>
            <text:p>            "team": "foo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・ 結果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エラー対象のユニットのid</text:p>
          </table:table-cell>
        </table:table-row>
        <table:table-row table:style-name="ro1">
          <table:table-cell office:value-type="string" calcext:value-type="string">
            <text:p><text:s text:c="2"/>error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エラー内容</text:p>
          </table:table-cell>
        </table:table-row>
        <table:table-row table:style-name="ro4">
          <table:table-cell table:style-name="Default" office:value-type="string" calcext:value-type="string">
            <text:p>{</text:p>
            <text:p>    "result": [</text:p>
            <text:p>        {</text:p>
            <text:p>            "unit_id": "A00",</text:p>
            <text:p>            "error": "指定された場所に移動できません。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5">
          <table:table-cell table:style-name="Default"/>
          <table:table-cell table:style-name="ce4" table:number-columns-repeated="3"/>
        </table:table-row>
        <table:table-row table:style-name="ro1">
          <table:table-cell table:style-name="Default" office:value-type="string" calcext:value-type="string">
            <text:p>・ 名前確定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your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your_team": "foo"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メッセージ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メッセージの内容</text:p>
          </table:table-cell>
        </table:table-row>
      </table:table>
      <table:table table:name="ゲームフロー" table:style-name="ta1">
        <table:shapes>
          <draw:line draw:z-index="0" draw:style-name="gr1" draw:text-style-name="P1" svg:x1="112.89mm" svg:y1="17.79mm" svg:x2="112.92mm" svg:y2="234.29mm">
            <text:p/>
          </draw:line>
          <draw:line draw:z-index="1" draw:style-name="gr2" draw:text-style-name="P1" svg:x1="44.9mm" svg:y1="17.55mm" svg:x2="45.17mm" svg:y2="233.22mm">
            <text:p/>
          </draw:line>
          <draw:line draw:z-index="2" draw:style-name="gr2" draw:text-style-name="P1" svg:x1="179.81mm" svg:y1="17.8mm" svg:x2="180.67mm" svg:y2="232.96mm">
            <text:p/>
          </draw:line>
        </table:shapes>
        <table:table-column table:style-name="co2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クライアント1</text:p>
          </table:table-cell>
          <table:table-cell table:style-name="Default" table:number-columns-repeated="2"/>
          <table:table-cell table:style-name="Default" office:value-type="string" calcext:value-type="string">
            <text:p>サーバ</text:p>
          </table:table-cell>
          <table:table-cell table:style-name="Default" table:number-columns-repeated="2"/>
          <table:table-cell table:style-name="Default" office:value-type="string" calcext:value-type="string">
            <text:p>クライアント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　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・・・</text:p>
          </table:table-cell>
          <table:table-cell table:style-name="Default" table:number-columns-repeated="2"/>
          <table:table-cell office:value-type="string" calcext:value-type="string">
            <text:p>・・・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office:value-type="string" calcext:value-type="string">
            <text:p>終了時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00/00/00</text:date>, <text:time style:data-style-name="N2" text:time-value="14:44:45.43090299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25:37.450962364</meta:creation-date>
    <dc:date>2017-11-30T15:19:03.122836300</dc:date>
    <meta:editing-duration>PT1H10M58S</meta:editing-duration>
    <meta:editing-cycles>8</meta:editing-cycles>
    <meta:generator>LibreOffice/5.1.6.2$Linux_X86_64 LibreOffice_project/10m0$Build-2</meta:generator>
    <meta:document-statistic meta:table-count="2" meta:cell-count="237" meta:object-count="3"/>
  </office:meta>
</office:document-meta>
</file>